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73mm" fo:break-before="auto" style:use-optimal-row-height="true"/>
    </style:style>
    <style:style style:name="ro6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2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trol electric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0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6" calcext:value-type="float">
            <text:p>36</text:p>
          </table:table-cell>
          <table:table-cell/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40" calcext:value-type="float">
            <text:p>40</text:p>
          </table:table-cell>
          <table:table-cell office:value-type="string" calcext:value-type="string">
            <text:p>Open staircase at rear</text:p>
          </table:table-cell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 single/inside staircas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 “Scooter”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Tram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42" calcext:value-type="float">
            <text:p>42</text:p>
          </table:table-cell>
          <table:table-cell office:value-type="string" calcext:value-type="string">
            <text:p>Open topped, har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43" calcext:value-type="float">
            <text:p>43</text:p>
          </table:table-cell>
          <table:table-cell office:value-type="string" calcext:value-type="string">
            <text:p>Wider aisle than earlier ‘bus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Progress twin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31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44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49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56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171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176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18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1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75" calcext:value-type="float">
            <text:p>75</text:p>
          </table:table-cell>
          <table:table-cell office:value-type="string" calcext:value-type="string">
            <text:p>Comfort for inside passengers onl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eopard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54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257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283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291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296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01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02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04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101" calcext:value-type="float">
            <text:p>10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Wight Ryder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101" calcext:value-type="float">
            <text:p>101</text:p>
          </table:table-cell>
          <table:table-cell office:value-type="string" calcext:value-type="string">
            <text:p>4/7<text:span text:style-name="T2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12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13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315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316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19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20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321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22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23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25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26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327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328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329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331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332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33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34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336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337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338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39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341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342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343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344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345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346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347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349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350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52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53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54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55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356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5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5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359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360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361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62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63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64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365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366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367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368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369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37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371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72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73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74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7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7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7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78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79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380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81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82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83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84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85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386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87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88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89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90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91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92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93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94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395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396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397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98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99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400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401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402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403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04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05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06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07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08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409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410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411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412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SR Invicta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13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30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14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415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416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17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18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419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420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421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422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423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424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425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table:number-columns-repeated="1023"/>
        </table:table-row>
        <table:table-row table:style-name="ro3" table:number-rows-repeated="104814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425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/00/0000</text:date>, <text:time style:data-style-name="N2" text:time-value="23:42:08.5062651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6-12-22T22:51:10.561410820</dc:date>
    <meta:editing-duration>P28DT7H43M36S</meta:editing-duration>
    <meta:editing-cycles>753</meta:editing-cycles>
    <meta:generator>LibreOffice/5.1.4.2$Linux_X86_64 LibreOffice_project/10m0$Build-2</meta:generator>
    <dc:creator>James Petts</dc:creator>
    <meta:document-statistic meta:table-count="3" meta:cell-count="2714" meta:object-count="0"/>
  </office:meta>
</office:document-meta>
</file>